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Consolas" svg:font-family="Consolas" style:font-family-generic="swiss" style:font-pitch="fixed"/>
    <style:font-face style:name="Gentium" svg:font-family="Gentium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0f1e36" officeooo:paragraph-rsid="000f1e3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HierarchyAuthorizer implements Authorizer&lt;RespectHierarchy&gt; {</text:p>
      <text:p text:style-name="P1"><text:s text:c="2"/>public Boolean authorize( AuthorizationContext ctx, RespectHierarchy rh ) {</text:p>
      <text:p text:style-name="P1"><text:s text:c="4"/>Set&lt;String&gt; roles = ctx.subject(“roles”);</text:p>
      <text:p text:style-name="P1"><text:s text:c="4"/>//retrieve other relevant information from ctx</text:p>
      <text:p text:style-name="P1"><text:s text:c="4"/>return //hierarchy authorization logic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Consolas" svg:font-family="Consolas" style:font-family-generic="swiss" style:font-pitch="fixed"/>
    <style:font-face style:name="Gentium" svg:font-family="Gentium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35:26.157011584</meta:creation-date>
    <dc:date>2019-01-27T15:59:36.080168367</dc:date>
    <meta:editing-duration>PT3M59S</meta:editing-duration>
    <meta:editing-cycles>1</meta:editing-cycles>
    <meta:document-statistic meta:table-count="0" meta:image-count="0" meta:object-count="0" meta:page-count="1" meta:paragraph-count="7" meta:word-count="31" meta:character-count="293" meta:non-whitespace-character-count="253"/>
    <meta:generator>LibreOffice/6.0.7.3$Linux_X86_64 LibreOffice_project/00m0$Build-3</meta:generator>
  </office:meta>
</office:document-meta>
</file>